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39bf5c8" officeooo:paragraph-rsid="039bf5c8"/>
    </style:style>
    <style:style style:name="P2" style:family="paragraph" style:parent-style-name="Text_20_body">
      <style:text-properties officeooo:rsid="039bf5c8" officeooo:paragraph-rsid="039bf5c8"/>
    </style:style>
    <style:style style:name="P3" style:family="paragraph" style:parent-style-name="Text_20_body">
      <style:text-properties officeooo:rsid="039bf5c8" officeooo:paragraph-rsid="03a77408"/>
    </style:style>
    <style:style style:name="P4" style:family="paragraph" style:parent-style-name="Text_20_body">
      <style:text-properties fo:font-weight="normal" officeooo:rsid="03a77408" officeooo:paragraph-rsid="03a77408" style:font-weight-asian="normal" style:font-weight-complex="normal"/>
    </style:style>
    <style:style style:name="P5" style:family="paragraph" style:parent-style-name="Text_20_body">
      <style:text-properties fo:font-weight="normal" officeooo:rsid="03b01848" officeooo:paragraph-rsid="03b01848" style:font-weight-asian="normal" style:font-weight-complex="normal"/>
    </style:style>
    <style:style style:name="P6" style:family="paragraph" style:parent-style-name="Text_20_body">
      <style:text-properties fo:font-weight="normal" officeooo:rsid="03b326a3" officeooo:paragraph-rsid="03b326a3" style:font-weight-asian="normal" style:font-weight-complex="normal"/>
    </style:style>
    <style:style style:name="P7" style:family="paragraph" style:parent-style-name="Text_20_body">
      <style:text-properties style:text-underline-style="none" officeooo:rsid="03b653e6" officeooo:paragraph-rsid="03b653e6"/>
    </style:style>
    <style:style style:name="P8" style:family="paragraph" style:parent-style-name="Text_20_body">
      <style:text-properties officeooo:rsid="03a77408" officeooo:paragraph-rsid="03a77408"/>
    </style:style>
    <style:style style:name="P9" style:family="paragraph" style:parent-style-name="Text_20_body">
      <style:text-properties officeooo:rsid="03b01848" officeooo:paragraph-rsid="03b01848"/>
    </style:style>
    <style:style style:name="P10" style:family="paragraph" style:parent-style-name="Title">
      <style:text-properties officeooo:paragraph-rsid="039a10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a58c38" style:font-weight-asian="bold" style:font-weight-complex="bold"/>
    </style:style>
    <style:style style:name="T3" style:family="text">
      <style:text-properties fo:font-weight="bold" officeooo:rsid="03a9593a" style:font-weight-asian="bold" style:font-weight-complex="bold"/>
    </style:style>
    <style:style style:name="T4" style:family="text">
      <style:text-properties fo:font-weight="bold" officeooo:rsid="03ac4520" style:font-weight-asian="bold" style:font-weight-complex="bold"/>
    </style:style>
    <style:style style:name="T5" style:family="text">
      <style:text-properties fo:font-weight="bold" officeooo:rsid="03b0ba8f" style:font-weight-asian="bold" style:font-weight-complex="bold"/>
    </style:style>
    <style:style style:name="T6" style:family="text">
      <style:text-properties officeooo:rsid="039a10f9"/>
    </style:style>
    <style:style style:name="T7" style:family="text">
      <style:text-properties officeooo:rsid="03a15e4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3a58c38" style:font-weight-asian="normal" style:font-weight-complex="normal"/>
    </style:style>
    <style:style style:name="T10" style:family="text">
      <style:text-properties fo:font-weight="normal" officeooo:rsid="03af5572" style:font-weight-asian="normal" style:font-weight-complex="normal"/>
    </style:style>
    <style:style style:name="T11" style:family="text">
      <style:text-properties fo:font-weight="normal" officeooo:rsid="03b0ba8f" style:font-weight-asian="normal" style:font-weight-complex="normal"/>
    </style:style>
    <style:style style:name="T12" style:family="text">
      <style:text-properties fo:font-weight="normal" officeooo:rsid="03b18b0c" style:font-weight-asian="normal" style:font-weight-complex="normal"/>
    </style:style>
    <style:style style:name="T13" style:family="text">
      <style:text-properties officeooo:rsid="03a9593a"/>
    </style:style>
    <style:style style:name="T14" style:family="text">
      <style:text-properties officeooo:rsid="03ac4520"/>
    </style:style>
    <style:style style:name="T15" style:family="text">
      <style:text-properties officeooo:rsid="03ad8156"/>
    </style:style>
    <style:style style:name="T16" style:family="text">
      <style:text-properties officeooo:rsid="03b12531"/>
    </style:style>
    <style:style style:name="T17" style:family="text">
      <style:text-properties officeooo:rsid="03b80f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ASENNUSOHJE</text:span></text:p>
      <text:p text:style-name="Subtitle"/>
      <text:h text:style-name="P1" text:outline-level="1">Metkan tarvitsemien riippuvuuksien asentaminen</text:h>
      <text:p text:style-name="P2">Metka tarvitsee toimiakseen <text:span text:style-name="T1">PostgreSQL</text:span>-tietokannan, version on oltava vähintään <text:span text:style-name="T1">8.2</text:span><text:span text:style-name="T8">, </text:span><text:span text:style-name="T9">suositellun version ollessa </text:span><text:span text:style-name="T2">10.9</text:span> (Muutoin JDBC-ajurin versiota on vaihdettava metkan pom.xml -tiedostoon <text:span text:style-name="T7">tietokannan versiolle sopivaksi – versiosta riippuen tästä voi aiheutua odottamattomia ongelmia</text:span>).</text:p>
      <text:p text:style-name="P3">Jotta Voikko-kielianalysaattori toimii metkaa indeksoitaessa, täytyy palvelinkoneelle asentaa <text:span text:style-name="T1">libvoikko-dev</text:span> -kirjasto. Uusin Ubuntu-versio, jolla libvoikko-kirjasto toimii oletetusti on Ubuntu <text:span text:style-name="T1">16.04. <text:s/></text:span></text:p>
      <text:p text:style-name="P4">Metka vaatii toimiakseen <text:span text:style-name="T1">Java-version 1.8</text:span>. <text:span text:style-name="T13">Mikä tahansa Java 1.8:n kanssa yhteensopiva maven-versio riittää Metkan kääntämiseen. Metka toimii oivallisesti esimerkiksi tuoreimmalla </text:span><text:span text:style-name="T3">Maven-versiolla 3.6.1.</text:span></text:p>
      <text:p text:style-name="P5">Metkan käyttämä <text:span text:style-name="T3">R</text:span><text:span text:style-name="T1">abbitMQ-viestisovellus </text:span>on myös oltava asennettuna siinä osoitteessa, joka metkan profiilitiedostossa määritellään viestipalvelimen osoitteeksi. Versio <text:span text:style-name="T1">3.6.10</text:span> on todettu toimivaksi.</text:p>
      <text:h text:style-name="Heading_20_1" text:outline-level="1"><text:span text:style-name="T16">Maven-moduulien asentaminen</text:span></text:h>
      <text:p text:style-name="P8">Ennen metkan ajamista, on asennettava <text:span text:style-name="T15">myös maven-projektit</text:span> <text:span text:style-name="T1">Codebook</text:span> ja <text:span text:style-name="T1">SPSSIO.</text:span> Tämä tapahtuu <text:span text:style-name="T14">menemällä kyseisen maven-projektin sisältävään hakemistoon (josta löytyy pom.xml), ja ajamalla komennon </text:span><text:span text:style-name="T4">mvn clean install. </text:span><text:span text:style-name="T10">Metkan tarvitsemat artefaktit ladataan tällöin mavenin lokaaliin repositorioon, jossa ne ovat </text:span><text:span text:style-name="T12">ajon aikana </text:span><text:span text:style-name="T10">metkan saatavilla.</text:span></text:p>
      <text:p text:style-name="P9"><text:span text:style-name="T10">L</text:span><text:span text:style-name="T8">opuksi </text:span><text:span text:style-name="T11">voidaan asentaa itse metka ja ajaa se tomcatissa menemällä metkan hakemistoon, ja ajamalla komennon </text:span><text:span text:style-name="T5">mvn -P&lt;halutun_profiilin_nimi&gt; clean package.</text:span></text:p>
      <text:p text:style-name="P6">Esimerkiksi, mikäli haluamme kehittää metkaa lokaalissa ympäristössä, konfiguroimme kehitysympäristön tietokannan ja viestipalvelimen tiedot profiilitiedostoon metka/src/profile/filter-dev1.properties, ja ajamme komennon metkan hakemistossa: <text:span text:style-name="T1">mvn -PBootstrapDev1 clean package.</text:span></text:p>
      <text:p text:style-name="P7">Mikäli viestipalvelin sekä tietokanta löytyvät profiilitiedostossa annetuista osoitteesta, ja niihin saadaan yhteys, metkan pitäisi käynnistyä ilman virheilmoituks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402in" fo:margin-bottom="0.1598in" loext:contextual-spacing="false" fo:line-height="115%" fo:text-align="start" style:justify-single-word="false" style:page-number="auto"/>
      <style:text-properties style:font-name="Liberation Serif1" fo:font-family="'Liberation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2201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.2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fo:margin-top="0.2in" fo:margin-bottom="0.2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31:39.898327318</meta:creation-date>
    <dc:date>2019-07-31T14:18:13.257400391</dc:date>
    <meta:editing-duration>PT3H12M19S</meta:editing-duration>
    <meta:editing-cycles>9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00" meta:character-count="1906" meta:non-whitespace-character-count="1714"/>
  </office:meta>
</office:document-meta>
</file>